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style:style style:name="P1" style:parent-style-name="Standard" style:master-page-name="MP0" style:family="paragraph">
      <style:paragraph-properties fo:break-before="page" fo:text-align="justify"/>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fo:font-weight="bold" style:font-weight-asian="bold" style:font-weight-complex="bold"/>
    </style:style>
    <style:style style:name="P8" style:parent-style-name="Heading2" style:family="paragraph">
      <style:paragraph-properties fo:text-align="justify"/>
      <style:text-properties style:font-name="Times New Roman" style:font-name-complex="Times New Roman" fo:font-size="12pt" style:font-size-asian="12pt" style:font-size-complex="12pt"/>
    </style:style>
    <style:style style:name="P9" style:parent-style-name="Textbody" style:family="paragraph">
      <style:paragraph-properties fo:text-align="justify"/>
      <style:text-properties style:font-name="Times New Roman" style:font-name-complex="Times New Roman"/>
    </style:style>
    <style:style style:name="P10" style:parent-style-name="Textbody" style:family="paragraph">
      <style:paragraph-properties fo:text-align="justify"/>
      <style:text-properties style:font-name="Times New Roman" style:font-name-complex="Times New Roman"/>
    </style:style>
    <style:style style:name="P11" style:parent-style-name="Textbody" style:family="paragraph">
      <style:paragraph-properties fo:text-align="justify"/>
      <style:text-properties style:font-name="Times New Roman" style:font-name-complex="Times New Roman"/>
    </style:style>
    <style:style style:name="P12" style:parent-style-name="Textbody" style:family="paragraph">
      <style:paragraph-properties fo:text-align="justify"/>
      <style:text-properties style:font-name="Times New Roman" style:font-name-complex="Times New Roman"/>
    </style:style>
    <style:style style:name="TableColumn14" style:family="table-column">
      <style:table-column-properties style:column-width="1.0902in" style:use-optimal-column-width="false"/>
    </style:style>
    <style:style style:name="TableColumn15" style:family="table-column">
      <style:table-column-properties style:column-width="0.0527in" style:use-optimal-column-width="false"/>
    </style:style>
    <style:style style:name="TableColumn16" style:family="table-column">
      <style:table-column-properties style:column-width="5.7548in" style:use-optimal-column-width="false"/>
    </style:style>
    <style:style style:name="Table13" style:family="table">
      <style:table-properties style:width="6.8979in" fo:margin-left="-0.0791in" table:align="left"/>
    </style:style>
    <style:style style:name="TableRow17" style:family="table-row">
      <style:table-row-properties style:use-optimal-row-height="false"/>
    </style:style>
    <style:style style:name="TableCell18" style:family="table-cell">
      <style:table-cell-properties fo:border="none" style:vertical-align="middle" fo:padding-top="0.0194in" fo:padding-left="0.0194in" fo:padding-bottom="0.0194in" fo:padding-right="0.0194in"/>
    </style:style>
    <style:style style:name="P19" style:parent-style-name="TableHeading" style:family="paragraph">
      <style:paragraph-properties fo:text-align="justify"/>
      <style:text-properties style:font-name="Times New Roman" style:font-name-complex="Times New Roman"/>
    </style:style>
    <style:style style:name="TableCell20" style:family="table-cell">
      <style:table-cell-properties fo:border="none" style:vertical-align="middle" fo:padding-top="0.0194in" fo:padding-left="0.0194in" fo:padding-bottom="0.0194in" fo:padding-right="0.0194in"/>
    </style:style>
    <style:style style:name="P21" style:parent-style-name="TableHeading" style:family="paragraph">
      <style:paragraph-properties fo:text-align="justify"/>
      <style:text-properties style:font-name="Times New Roman" style:font-name-complex="Times New Roman"/>
    </style:style>
    <style:style style:name="TableCell22" style:family="table-cell">
      <style:table-cell-properties fo:border="none" style:vertical-align="middle" fo:padding-top="0.0194in" fo:padding-left="0.0194in" fo:padding-bottom="0.0194in" fo:padding-right="0.0194in"/>
    </style:style>
    <style:style style:name="P23" style:parent-style-name="TableHeading" style:family="paragraph">
      <style:paragraph-properties fo:text-align="justify"/>
      <style:text-properties style:font-name="Times New Roman" style:font-name-complex="Times New Roman"/>
    </style:style>
    <style:style style:name="TableRow24" style:family="table-row">
      <style:table-row-properties style:use-optimal-row-height="false"/>
    </style:style>
    <style:style style:name="TableCell25" style:family="table-cell">
      <style:table-cell-properties fo:border="none" style:vertical-align="middle" fo:padding-top="0.0194in" fo:padding-left="0.0194in" fo:padding-bottom="0.0194in" fo:padding-right="0.0194in"/>
    </style:style>
    <style:style style:name="P26" style:parent-style-name="TableContents" style:family="paragraph">
      <style:paragraph-properties fo:text-align="justify"/>
    </style:style>
    <style:style style:name="T27" style:parent-style-name="StrongEmphasis" style:family="text">
      <style:text-properties style:font-name="Times New Roman" style:font-name-complex="Times New Roman"/>
    </style:style>
    <style:style style:name="TableCell28" style:family="table-cell">
      <style:table-cell-properties fo:border="none" style:vertical-align="middle" fo:padding-top="0.0194in" fo:padding-left="0.0194in" fo:padding-bottom="0.0194in" fo:padding-right="0.0194in"/>
    </style:style>
    <style:style style:name="P29" style:parent-style-name="TableContents" style:family="paragraph">
      <style:paragraph-properties fo:text-align="justify"/>
      <style:text-properties style:font-name="Times New Roman" style:font-name-complex="Times New Roman"/>
    </style:style>
    <style:style style:name="TableCell30" style:family="table-cell">
      <style:table-cell-properties fo:border="none" style:vertical-align="middle" fo:padding-top="0.0194in" fo:padding-left="0.0194in" fo:padding-bottom="0.0194in" fo:padding-right="0.0194in"/>
    </style:style>
    <style:style style:name="P31"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32" style:parent-style-name="Textbody" style:family="paragraph">
      <style:paragraph-properties fo:text-align="justify"/>
      <style:text-properties style:font-name="Times New Roman" style:font-name-complex="Times New Roman"/>
    </style:style>
    <style:style style:name="P33" style:parent-style-name="Textbody" style:family="paragraph">
      <style:paragraph-properties fo:text-align="justify"/>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P37" style:parent-style-name="Textbody" style:family="paragraph">
      <style:paragraph-properties fo:text-align="justify"/>
      <style:text-properties style:font-name="Times New Roman" style:font-name-complex="Times New Roman"/>
    </style:style>
    <style:style style:name="P38" style:parent-style-name="Textbody" style:family="paragraph">
      <style:paragraph-properties fo:text-align="justify"/>
      <style:text-properties style:font-name="Times New Roman" style:font-name-complex="Times New Roman"/>
    </style:style>
    <style:style style:name="TableRow39" style:family="table-row">
      <style:table-row-properties style:use-optimal-row-height="false"/>
    </style:style>
    <style:style style:name="TableCell40" style:family="table-cell">
      <style:table-cell-properties fo:border="none" style:vertical-align="middle" fo:padding-top="0.0194in" fo:padding-left="0.0194in" fo:padding-bottom="0.0194in" fo:padding-right="0.0194in"/>
    </style:style>
    <style:style style:name="P41" style:parent-style-name="TableContents" style:family="paragraph">
      <style:paragraph-properties fo:text-align="justify"/>
    </style:style>
    <style:style style:name="T42" style:parent-style-name="StrongEmphasis" style:family="text">
      <style:text-properties style:font-name="Times New Roman" style:font-name-complex="Times New Roman"/>
    </style:style>
    <style:style style:name="TableCell43" style:family="table-cell">
      <style:table-cell-properties fo:border="none" style:vertical-align="middle" fo:padding-top="0.0194in" fo:padding-left="0.0194in" fo:padding-bottom="0.0194in" fo:padding-right="0.0194in"/>
    </style:style>
    <style:style style:name="P44" style:parent-style-name="TableContents" style:family="paragraph">
      <style:paragraph-properties fo:text-align="justify"/>
      <style:text-properties style:font-name="Times New Roman" style:font-name-complex="Times New Roman"/>
    </style:style>
    <style:style style:name="TableCell45" style:family="table-cell">
      <style:table-cell-properties fo:border="none" style:vertical-align="middle" fo:padding-top="0.0194in" fo:padding-left="0.0194in" fo:padding-bottom="0.0194in" fo:padding-right="0.0194in"/>
    </style:style>
    <style:style style:name="P46"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47" style:parent-style-name="Textbody" style:family="paragraph">
      <style:paragraph-properties fo:text-align="justify"/>
      <style:text-properties style:font-name="Times New Roman" style:font-name-complex="Times New Roman"/>
    </style:style>
    <style:style style:name="P48" style:parent-style-name="TableContents" style:family="paragraph">
      <style:paragraph-properties fo:text-align="justify" fo:margin-bottom="0.1965in"/>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ableRow53" style:family="table-row">
      <style:table-row-properties style:use-optimal-row-height="false"/>
    </style:style>
    <style:style style:name="TableCell54" style:family="table-cell">
      <style:table-cell-properties fo:border="none" style:vertical-align="middle" fo:padding-top="0.0194in" fo:padding-left="0.0194in" fo:padding-bottom="0.0194in" fo:padding-right="0.0194in"/>
    </style:style>
    <style:style style:name="P55" style:parent-style-name="TableContents" style:family="paragraph">
      <style:paragraph-properties fo:text-align="justify"/>
    </style:style>
    <style:style style:name="T56" style:parent-style-name="StrongEmphasis" style:family="text">
      <style:text-properties style:font-name="Times New Roman" style:font-name-complex="Times New Roman"/>
    </style:style>
    <style:style style:name="TableCell57" style:family="table-cell">
      <style:table-cell-properties fo:border="none" style:vertical-align="middle" fo:padding-top="0.0194in" fo:padding-left="0.0194in" fo:padding-bottom="0.0194in" fo:padding-right="0.0194in"/>
    </style:style>
    <style:style style:name="P58" style:parent-style-name="TableContents" style:family="paragraph">
      <style:paragraph-properties fo:text-align="justify"/>
      <style:text-properties style:font-name="Times New Roman" style:font-name-complex="Times New Roman"/>
    </style:style>
    <style:style style:name="TableCell59" style:family="table-cell">
      <style:table-cell-properties fo:border="none" style:vertical-align="middle" fo:padding-top="0.0194in" fo:padding-left="0.0194in" fo:padding-bottom="0.0194in" fo:padding-right="0.0194in"/>
    </style:style>
    <style:style style:name="P60"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61" style:parent-style-name="Textbody" style:family="paragraph">
      <style:paragraph-properties fo:text-align="justify"/>
      <style:text-properties style:font-name="Times New Roman" style:font-name-complex="Times New Roman"/>
    </style:style>
    <style:style style:name="P62" style:parent-style-name="TableContents" style:family="paragraph">
      <style:paragraph-properties fo:text-align="justify" fo:margin-bottom="0.1965i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P66" style:parent-style-name="Textbody" style:family="paragraph">
      <style:paragraph-properties fo:text-align="justify" fo:margin-bottom="0.1965in"/>
      <style:text-properties style:font-name="Times New Roman" style:font-name-complex="Times New Roman"/>
    </style:style>
    <style:style style:name="P67" style:parent-style-name="Textbody" style:family="paragraph">
      <style:paragraph-properties fo:text-align="justify" fo:margin-bottom="0in"/>
      <style:text-properties style:font-name="Times New Roman" style:font-name-complex="Times New Roman"/>
    </style:style>
    <style:style style:name="P68" style:parent-style-name="Textbody" style:family="paragraph">
      <style:paragraph-properties fo:text-align="justify" fo:margin-bottom="0in"/>
      <style:text-properties style:font-name="Times New Roman" style:font-name-complex="Times New Roman"/>
    </style:style>
    <style:style style:name="P69" style:parent-style-name="Textbody" style:family="paragraph">
      <style:paragraph-properties fo:text-align="justify"/>
      <style:text-properties style:font-name="Times New Roman" style:font-name-complex="Times New Roman"/>
    </style:style>
    <style:style style:name="P70" style:parent-style-name="Textbody" style:family="paragraph">
      <style:paragraph-properties fo:text-align="justify"/>
      <style:text-properties style:font-name="Times New Roman" style:font-name-complex="Times New Roman"/>
    </style:style>
    <style:style style:name="P71" style:parent-style-name="Textbody" style:family="paragraph">
      <style:paragraph-properties fo:text-align="justify"/>
      <style:text-properties style:font-name="Times New Roman" style:font-name-complex="Times New Roman"/>
    </style:style>
    <style:style style:name="TableRow72" style:family="table-row">
      <style:table-row-properties style:use-optimal-row-height="false"/>
    </style:style>
    <style:style style:name="TableCell73" style:family="table-cell">
      <style:table-cell-properties fo:border="none" style:vertical-align="middle" fo:padding-top="0.0194in" fo:padding-left="0.0194in" fo:padding-bottom="0.0194in" fo:padding-right="0.0194in"/>
    </style:style>
    <style:style style:name="P74" style:parent-style-name="TableContents" style:family="paragraph">
      <style:paragraph-properties fo:text-align="justify"/>
    </style:style>
    <style:style style:name="T75" style:parent-style-name="StrongEmphasis" style:family="text">
      <style:text-properties style:font-name="Times New Roman" style:font-name-complex="Times New Roman"/>
    </style:style>
    <style:style style:name="TableCell76" style:family="table-cell">
      <style:table-cell-properties fo:border="none" style:vertical-align="middle" fo:padding-top="0.0194in" fo:padding-left="0.0194in" fo:padding-bottom="0.0194in" fo:padding-right="0.0194in"/>
    </style:style>
    <style:style style:name="P77" style:parent-style-name="TableContents" style:family="paragraph">
      <style:paragraph-properties fo:text-align="justify"/>
      <style:text-properties style:font-name="Times New Roman" style:font-name-complex="Times New Roman"/>
    </style:style>
    <style:style style:name="TableCell78" style:family="table-cell">
      <style:table-cell-properties fo:border="none" style:vertical-align="middle" fo:padding-top="0.0194in" fo:padding-left="0.0194in" fo:padding-bottom="0.0194in" fo:padding-right="0.0194in"/>
    </style:style>
    <style:style style:name="P79"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80" style:parent-style-name="Textbody" style:family="paragraph">
      <style:paragraph-properties fo:text-align="justify" fo:margin-bottom="0.1965in"/>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P86" style:parent-style-name="Textbody" style:family="paragraph">
      <style:paragraph-properties fo:text-align="justify" fo:margin-bottom="0.1965in"/>
      <style:text-properties style:font-name="Times New Roman" style:font-name-complex="Times New Roman"/>
    </style:style>
    <style:style style:name="TableRow87" style:family="table-row">
      <style:table-row-properties style:use-optimal-row-height="false"/>
    </style:style>
    <style:style style:name="TableCell88" style:family="table-cell">
      <style:table-cell-properties fo:border="none" style:vertical-align="middle" fo:padding-top="0.0194in" fo:padding-left="0.0194in" fo:padding-bottom="0.0194in" fo:padding-right="0.0194in"/>
    </style:style>
    <style:style style:name="P89" style:parent-style-name="TableContents" style:family="paragraph">
      <style:paragraph-properties fo:text-align="justify"/>
    </style:style>
    <style:style style:name="T90" style:parent-style-name="StrongEmphasis" style:family="text">
      <style:text-properties style:font-name="Times New Roman" style:font-name-complex="Times New Roman"/>
    </style:style>
    <style:style style:name="TableCell91" style:family="table-cell">
      <style:table-cell-properties fo:border="none" style:vertical-align="middle" fo:padding-top="0.0194in" fo:padding-left="0.0194in" fo:padding-bottom="0.0194in" fo:padding-right="0.0194in"/>
    </style:style>
    <style:style style:name="P92" style:parent-style-name="TableContents" style:family="paragraph">
      <style:paragraph-properties fo:text-align="justify"/>
      <style:text-properties style:font-name="Times New Roman" style:font-name-complex="Times New Roman"/>
    </style:style>
    <style:style style:name="TableCell93" style:family="table-cell">
      <style:table-cell-properties fo:border="none" style:vertical-align="middle" fo:padding-top="0.0194in" fo:padding-left="0.0194in" fo:padding-bottom="0.0194in" fo:padding-right="0.0194in"/>
    </style:style>
    <style:style style:name="P94"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95" style:parent-style-name="Textbody" style:family="paragraph">
      <style:paragraph-properties fo:text-align="justify" fo:margin-bottom="0.1965i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P100" style:parent-style-name="Textbody" style:family="paragraph">
      <style:paragraph-properties fo:text-align="justify"/>
      <style:text-properties style:font-name="Times New Roman" style:font-name-complex="Times New Roman"/>
    </style:style>
    <style:style style:name="P101" style:parent-style-name="TableContents" style:family="paragraph">
      <style:paragraph-properties fo:text-align="justify" fo:margin-bottom="0.1965in"/>
      <style:text-properties style:font-name="Times New Roman" style:font-name-complex="Times New Roman"/>
    </style:style>
    <style:style style:name="TableRow102" style:family="table-row">
      <style:table-row-properties style:use-optimal-row-height="false"/>
    </style:style>
    <style:style style:name="TableCell103" style:family="table-cell">
      <style:table-cell-properties fo:border="none" style:vertical-align="middle" fo:padding-top="0.0194in" fo:padding-left="0.0194in" fo:padding-bottom="0.0194in" fo:padding-right="0.0194in"/>
    </style:style>
    <style:style style:name="P104" style:parent-style-name="TableContents" style:family="paragraph">
      <style:paragraph-properties fo:text-align="justify"/>
    </style:style>
    <style:style style:name="T105" style:parent-style-name="StrongEmphasis" style:family="text">
      <style:text-properties style:font-name="Times New Roman" style:font-name-complex="Times New Roman"/>
    </style:style>
    <style:style style:name="TableCell106" style:family="table-cell">
      <style:table-cell-properties fo:border="none" style:vertical-align="middle" fo:padding-top="0.0194in" fo:padding-left="0.0194in" fo:padding-bottom="0.0194in" fo:padding-right="0.0194in"/>
    </style:style>
    <style:style style:name="P107" style:parent-style-name="TableContents" style:family="paragraph">
      <style:paragraph-properties fo:text-align="justify"/>
      <style:text-properties style:font-name="Times New Roman" style:font-name-complex="Times New Roman"/>
    </style:style>
    <style:style style:name="TableCell108" style:family="table-cell">
      <style:table-cell-properties fo:border="none" style:vertical-align="middle" fo:padding-top="0.0194in" fo:padding-left="0.0194in" fo:padding-bottom="0.0194in" fo:padding-right="0.0194in"/>
    </style:style>
    <style:style style:name="P109" style:parent-style-name="Textbody" style:family="paragraph">
      <style:paragraph-properties fo:text-align="justify" fo:margin-bottom="0.1965in"/>
      <style:text-properties style:font-name="Times New Roman" style:font-name-complex="Times New Roman"/>
    </style:style>
    <style:style style:name="P110" style:parent-style-name="TableContents" style:family="paragraph">
      <style:paragraph-properties fo:text-align="justify" fo:margin-bottom="0.1965in"/>
      <style:text-properties style:font-name="Times New Roman" style:font-name-complex="Times New Roman"/>
    </style:style>
    <style:style style:name="TableRow111" style:family="table-row">
      <style:table-row-properties style:use-optimal-row-height="false"/>
    </style:style>
    <style:style style:name="TableCell112" style:family="table-cell">
      <style:table-cell-properties fo:border="none" style:vertical-align="middle" fo:padding-top="0.0194in" fo:padding-left="0.0194in" fo:padding-bottom="0.0194in" fo:padding-right="0.0194in"/>
    </style:style>
    <style:style style:name="P113" style:parent-style-name="TableContents" style:family="paragraph">
      <style:paragraph-properties fo:text-align="justify"/>
    </style:style>
    <style:style style:name="T114" style:parent-style-name="StrongEmphasis" style:family="text">
      <style:text-properties style:font-name="Times New Roman" style:font-name-complex="Times New Roman"/>
    </style:style>
    <style:style style:name="TableCell115" style:family="table-cell">
      <style:table-cell-properties fo:border="none" style:vertical-align="middle" fo:padding-top="0.0194in" fo:padding-left="0.0194in" fo:padding-bottom="0.0194in" fo:padding-right="0.0194in"/>
    </style:style>
    <style:style style:name="P116" style:parent-style-name="TableContents" style:family="paragraph">
      <style:paragraph-properties fo:text-align="justify"/>
      <style:text-properties style:font-name="Times New Roman" style:font-name-complex="Times New Roman"/>
    </style:style>
    <style:style style:name="TableCell117" style:family="table-cell">
      <style:table-cell-properties fo:border="none" style:vertical-align="middle" fo:padding-top="0.0194in" fo:padding-left="0.0194in" fo:padding-bottom="0.0194in" fo:padding-right="0.0194in"/>
    </style:style>
    <style:style style:name="P118"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119" style:parent-style-name="Heading1" style:family="paragraph">
      <style:paragraph-properties fo:text-align="justify" fo:margin-top="0in" fo:margin-bottom="0.1965in"/>
    </style:style>
    <style:style style:name="T120"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121"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122" style:parent-style-name="Textbody" style:family="paragraph">
      <style:paragraph-properties fo:text-align="justify"/>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P126" style:parent-style-name="Textbody" style:family="paragraph">
      <style:paragraph-properties fo:text-align="justify"/>
      <style:text-properties style:font-name="Times New Roman" style:font-name-complex="Times New Roman"/>
    </style:style>
    <style:style style:name="TableRow127" style:family="table-row">
      <style:table-row-properties style:use-optimal-row-height="false"/>
    </style:style>
    <style:style style:name="TableCell128" style:family="table-cell">
      <style:table-cell-properties fo:border="none" style:vertical-align="middle" fo:padding-top="0.0194in" fo:padding-left="0.0194in" fo:padding-bottom="0.0194in" fo:padding-right="0.0194in"/>
    </style:style>
    <style:style style:name="P129" style:parent-style-name="TableContents" style:family="paragraph">
      <style:paragraph-properties fo:text-align="justify"/>
    </style:style>
    <style:style style:name="T130" style:parent-style-name="StrongEmphasis" style:family="text">
      <style:text-properties style:font-name="Times New Roman" style:font-name-complex="Times New Roman"/>
    </style:style>
    <style:style style:name="TableCell131" style:family="table-cell">
      <style:table-cell-properties fo:border="none" style:vertical-align="middle" fo:padding-top="0.0194in" fo:padding-left="0.0194in" fo:padding-bottom="0.0194in" fo:padding-right="0.0194in"/>
    </style:style>
    <style:style style:name="P132" style:parent-style-name="TableContents" style:family="paragraph">
      <style:paragraph-properties fo:text-align="justify"/>
      <style:text-properties style:font-name="Times New Roman" style:font-name-complex="Times New Roman"/>
    </style:style>
    <style:style style:name="TableCell133" style:family="table-cell">
      <style:table-cell-properties fo:border="none" style:vertical-align="middle" fo:padding-top="0.0194in" fo:padding-left="0.0194in" fo:padding-bottom="0.0194in" fo:padding-right="0.0194in"/>
    </style:style>
    <style:style style:name="P134" style:parent-style-name="Heading2"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135" style:parent-style-name="Textbody" style:family="paragraph">
      <style:paragraph-properties fo:text-align="justify"/>
      <style:text-properties style:font-name="Times New Roman" style:font-name-complex="Times New Roman"/>
    </style:style>
    <style:style style:name="P136" style:parent-style-name="Textbody" style:family="paragraph">
      <style:paragraph-properties fo:text-align="justify"/>
      <style:text-properties style:font-name="Times New Roman" style:font-name-complex="Times New Roman"/>
    </style:style>
    <style:style style:name="TableRow137" style:family="table-row">
      <style:table-row-properties style:use-optimal-row-height="false"/>
    </style:style>
    <style:style style:name="TableCell138" style:family="table-cell">
      <style:table-cell-properties fo:border="none" style:vertical-align="middle" fo:padding-top="0.0194in" fo:padding-left="0.0194in" fo:padding-bottom="0.0194in" fo:padding-right="0.0194in"/>
    </style:style>
    <style:style style:name="P139" style:parent-style-name="TableContents" style:family="paragraph">
      <style:paragraph-properties fo:text-align="justify"/>
    </style:style>
    <style:style style:name="T140" style:parent-style-name="StrongEmphasis" style:family="text">
      <style:text-properties style:font-name="Times New Roman" style:font-name-complex="Times New Roman"/>
    </style:style>
    <style:style style:name="TableCell141" style:family="table-cell">
      <style:table-cell-properties fo:border="none" style:vertical-align="middle" fo:padding-top="0.0194in" fo:padding-left="0.0194in" fo:padding-bottom="0.0194in" fo:padding-right="0.0194in"/>
    </style:style>
    <style:style style:name="P142" style:parent-style-name="TableContents" style:family="paragraph">
      <style:paragraph-properties fo:text-align="justify"/>
      <style:text-properties style:font-name="Times New Roman" style:font-name-complex="Times New Roman"/>
    </style:style>
    <style:style style:name="TableCell143" style:family="table-cell">
      <style:table-cell-properties fo:border="none" style:vertical-align="middle" fo:padding-top="0.0194in" fo:padding-left="0.0194in" fo:padding-bottom="0.0194in" fo:padding-right="0.0194in"/>
    </style:style>
    <style:style style:name="P144"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145" style:parent-style-name="Textbody" style:family="paragraph">
      <style:paragraph-properties fo:text-align="justify"/>
    </style:style>
    <style:style style:name="T146" style:parent-style-name="DefaultParagraphFont" style:family="text">
      <style:text-properties style:font-name="Times New Roman" style:font-name-complex="Times New Roman"/>
    </style:style>
    <style:style style:name="T147" style:parent-style-name="DefaultParagraphFont" style:family="text">
      <style:text-properties style:font-name="Times New Roman" style:font-name-complex="Times New Roman"/>
    </style:style>
    <style:style style:name="T148" style:parent-style-name="DefaultParagraphFont" style:family="text">
      <style:text-properties style:font-name="Times New Roman" style:font-name-complex="Times New Roman"/>
    </style:style>
    <style:style style:name="T149" style:parent-style-name="DefaultParagraphFont" style:family="text">
      <style:text-properties style:font-name="Times New Roman" style:font-name-complex="Times New Roman"/>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P156" style:parent-style-name="Textbody" style:family="paragraph">
      <style:paragraph-properties fo:text-align="justify"/>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P163" style:parent-style-name="Textbody" style:family="paragraph">
      <style:paragraph-properties fo:text-align="justify"/>
      <style:text-properties style:font-name="Times New Roman" style:font-name-complex="Times New Roman"/>
    </style:style>
    <style:style style:name="P164" style:parent-style-name="Textbody" style:family="paragraph">
      <style:paragraph-properties fo:text-align="justify"/>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style:style>
    <style:style style:name="P167" style:parent-style-name="Textbody" style:family="paragraph">
      <style:paragraph-properties fo:text-align="justify"/>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style:style>
    <style:style style:name="P170" style:parent-style-name="Textbody" style:family="paragraph">
      <style:paragraph-properties fo:text-align="justify"/>
      <style:text-properties style:font-name="Times New Roman" style:font-name-complex="Times New Roman"/>
    </style:style>
    <style:style style:name="P171" style:parent-style-name="Textbody" style:family="paragraph">
      <style:paragraph-properties fo:text-align="justify"/>
      <style:text-properties style:font-name="Times New Roman" style:font-name-complex="Times New Roman"/>
    </style:style>
    <style:style style:name="P172" style:parent-style-name="Textbody" style:family="paragraph">
      <style:paragraph-properties fo:text-align="justify"/>
      <style:text-properties style:font-name="Times New Roman" style:font-name-complex="Times New Roman"/>
    </style:style>
    <style:style style:name="P173" style:parent-style-name="Textbody" style:family="paragraph">
      <style:paragraph-properties fo:text-align="justify"/>
      <style:text-properties style:font-name="Times New Roman" style:font-name-complex="Times New Roman"/>
    </style:style>
    <style:style style:name="TableRow174" style:family="table-row">
      <style:table-row-properties style:use-optimal-row-height="false"/>
    </style:style>
    <style:style style:name="TableCell175" style:family="table-cell">
      <style:table-cell-properties fo:border="none" style:vertical-align="middle" fo:padding-top="0.0194in" fo:padding-left="0.0194in" fo:padding-bottom="0.0194in" fo:padding-right="0.0194in"/>
    </style:style>
    <style:style style:name="P176" style:parent-style-name="TableContents" style:family="paragraph">
      <style:paragraph-properties fo:text-align="justify"/>
    </style:style>
    <style:style style:name="T177" style:parent-style-name="StrongEmphasis" style:family="text">
      <style:text-properties style:font-name="Times New Roman" style:font-name-complex="Times New Roman"/>
    </style:style>
    <style:style style:name="TableCell178" style:family="table-cell">
      <style:table-cell-properties fo:border="none" style:vertical-align="middle" fo:padding-top="0.0194in" fo:padding-left="0.0194in" fo:padding-bottom="0.0194in" fo:padding-right="0.0194in"/>
    </style:style>
    <style:style style:name="P179" style:parent-style-name="TableContents" style:family="paragraph">
      <style:paragraph-properties fo:text-align="justify"/>
      <style:text-properties style:font-name="Times New Roman" style:font-name-complex="Times New Roman"/>
    </style:style>
    <style:style style:name="TableCell180" style:family="table-cell">
      <style:table-cell-properties fo:border="none" style:vertical-align="middle" fo:padding-top="0.0194in" fo:padding-left="0.0194in" fo:padding-bottom="0.0194in" fo:padding-right="0.0194in"/>
    </style:style>
    <style:style style:name="P181" style:parent-style-name="Textbody" style:family="paragraph">
      <style:paragraph-properties fo:text-align="justify"/>
      <style:text-properties style:font-name="Times New Roman" style:font-name-complex="Times New Roman"/>
    </style:style>
    <style:style style:name="P182" style:parent-style-name="Textbody" style:family="paragraph">
      <style:paragraph-properties fo:text-align="justify" fo:margin-bottom="0.1965in"/>
      <style:text-properties style:font-name="Times New Roman" style:font-name-complex="Times New Roman"/>
    </style:style>
    <style:style style:name="P183" style:parent-style-name="Textbody" style:family="paragraph">
      <style:paragraph-properties fo:text-align="justify"/>
      <style:text-properties style:font-name="Times New Roman" style:font-name-complex="Times New Roman"/>
    </style:style>
    <style:style style:name="P184" style:parent-style-name="Textbody" style:family="paragraph">
      <style:paragraph-properties fo:text-align="justify"/>
      <style:text-properties style:font-name="Times New Roman" style:font-name-complex="Times New Roman"/>
    </style:style>
    <style:style style:name="P185" style:parent-style-name="TableContents" style:family="paragraph">
      <style:paragraph-properties fo:text-align="justify" fo:margin-bottom="0.1965in"/>
      <style:text-properties style:font-name="Times New Roman" style:font-name-complex="Times New Roman"/>
    </style:style>
    <style:style style:name="TableRow186" style:family="table-row">
      <style:table-row-properties style:use-optimal-row-height="false"/>
    </style:style>
    <style:style style:name="TableCell187" style:family="table-cell">
      <style:table-cell-properties fo:border="none" style:vertical-align="middle" fo:padding-top="0.0194in" fo:padding-left="0.0194in" fo:padding-bottom="0.0194in" fo:padding-right="0.0194in"/>
    </style:style>
    <style:style style:name="P188" style:parent-style-name="TableContents" style:family="paragraph">
      <style:paragraph-properties fo:text-align="justify"/>
    </style:style>
    <style:style style:name="T189" style:parent-style-name="StrongEmphasis" style:family="text">
      <style:text-properties style:font-name="Times New Roman" style:font-name-complex="Times New Roman"/>
    </style:style>
    <style:style style:name="TableCell190" style:family="table-cell">
      <style:table-cell-properties fo:border="none" style:vertical-align="middle" fo:padding-top="0.0194in" fo:padding-left="0.0194in" fo:padding-bottom="0.0194in" fo:padding-right="0.0194in"/>
    </style:style>
    <style:style style:name="P191" style:parent-style-name="TableContents" style:family="paragraph">
      <style:paragraph-properties fo:text-align="justify"/>
      <style:text-properties style:font-name="Times New Roman" style:font-name-complex="Times New Roman"/>
    </style:style>
    <style:style style:name="TableCell192" style:family="table-cell">
      <style:table-cell-properties fo:border="none" style:vertical-align="middle" fo:padding-top="0.0194in" fo:padding-left="0.0194in" fo:padding-bottom="0.0194in" fo:padding-right="0.0194in"/>
    </style:style>
    <style:style style:name="P193"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194" style:parent-style-name="Textbody" style:family="paragraph">
      <style:paragraph-properties fo:text-align="justify"/>
      <style:text-properties style:font-name="Times New Roman" style:font-name-complex="Times New Roman"/>
    </style:style>
    <style:style style:name="P195" style:parent-style-name="Textbody" style:family="paragraph">
      <style:paragraph-properties fo:text-align="justify"/>
      <style:text-properties style:font-name="Times New Roman" style:font-name-complex="Times New Roman"/>
    </style:style>
    <style:style style:name="P196" style:parent-style-name="Textbody" style:family="paragraph">
      <style:paragraph-properties fo:text-align="justify"/>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P200" style:parent-style-name="TableContents" style:family="paragraph">
      <style:paragraph-properties fo:text-align="justify" fo:margin-bottom="0.1965in"/>
      <style:text-properties style:font-name="Times New Roman" style:font-name-complex="Times New Roman"/>
    </style:style>
    <style:style style:name="TableRow201" style:family="table-row">
      <style:table-row-properties style:use-optimal-row-height="false"/>
    </style:style>
    <style:style style:name="TableCell202" style:family="table-cell">
      <style:table-cell-properties fo:border="none" style:vertical-align="middle" fo:padding-top="0.0194in" fo:padding-left="0.0194in" fo:padding-bottom="0.0194in" fo:padding-right="0.0194in"/>
    </style:style>
    <style:style style:name="P203" style:parent-style-name="TableContents" style:family="paragraph">
      <style:paragraph-properties fo:text-align="justify"/>
    </style:style>
    <style:style style:name="T204" style:parent-style-name="StrongEmphasis" style:family="text">
      <style:text-properties style:font-name="Times New Roman" style:font-name-complex="Times New Roman"/>
    </style:style>
    <style:style style:name="TableCell205" style:family="table-cell">
      <style:table-cell-properties fo:border="none" style:vertical-align="middle" fo:padding-top="0.0194in" fo:padding-left="0.0194in" fo:padding-bottom="0.0194in" fo:padding-right="0.0194in"/>
    </style:style>
    <style:style style:name="P206" style:parent-style-name="TableContents" style:family="paragraph">
      <style:paragraph-properties fo:text-align="justify"/>
      <style:text-properties style:font-name="Times New Roman" style:font-name-complex="Times New Roman"/>
    </style:style>
    <style:style style:name="TableCell207" style:family="table-cell">
      <style:table-cell-properties fo:border="none" style:vertical-align="middle" fo:padding-top="0.0194in" fo:padding-left="0.0194in" fo:padding-bottom="0.0194in" fo:padding-right="0.0194in"/>
    </style:style>
    <style:style style:name="P208"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209" style:parent-style-name="Textbody" style:family="paragraph">
      <style:paragraph-properties fo:text-align="justify"/>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P215" style:parent-style-name="Textbody" style:family="paragraph">
      <style:paragraph-properties fo:text-align="justify"/>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T219" style:parent-style-name="DefaultParagraphFont" style:family="text">
      <style:text-properties style:font-name="Times New Roman" style:font-name-complex="Times New Roman"/>
    </style:style>
    <style:style style:name="P220" style:parent-style-name="Textbody" style:family="paragraph">
      <style:paragraph-properties fo:text-align="justify" fo:margin-bottom="0.1965in"/>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style>
    <style:style style:name="T223" style:parent-style-name="DefaultParagraphFont" style:family="text">
      <style:text-properties style:font-name="Times New Roman" style:font-name-complex="Times New Roman"/>
    </style:style>
    <style:style style:name="T224" style:parent-style-name="DefaultParagraphFont" style:family="text">
      <style:text-properties style:font-name="Times New Roman" style:font-name-complex="Times New Roman"/>
    </style:style>
    <style:style style:name="T225" style:parent-style-name="DefaultParagraphFont" style:family="text">
      <style:text-properties style:font-name="Times New Roman" style:font-name-complex="Times New Roman"/>
    </style:style>
    <style:style style:name="T226" style:parent-style-name="DefaultParagraphFont" style:family="text">
      <style:text-properties style:font-name="Times New Roman" style:font-name-complex="Times New Roman"/>
    </style:style>
    <style:style style:name="TableRow227" style:family="table-row">
      <style:table-row-properties style:use-optimal-row-height="false"/>
    </style:style>
    <style:style style:name="TableCell228" style:family="table-cell">
      <style:table-cell-properties fo:border="none" style:vertical-align="middle" fo:padding-top="0.0194in" fo:padding-left="0.0194in" fo:padding-bottom="0.0194in" fo:padding-right="0.0194in"/>
    </style:style>
    <style:style style:name="P229" style:parent-style-name="TableContents" style:family="paragraph">
      <style:paragraph-properties fo:text-align="justify"/>
    </style:style>
    <style:style style:name="T230" style:parent-style-name="StrongEmphasis" style:family="text">
      <style:text-properties style:font-name="Times New Roman" style:font-name-complex="Times New Roman"/>
    </style:style>
    <style:style style:name="TableCell231" style:family="table-cell">
      <style:table-cell-properties fo:border="none" style:vertical-align="middle" fo:padding-top="0.0194in" fo:padding-left="0.0194in" fo:padding-bottom="0.0194in" fo:padding-right="0.0194in"/>
    </style:style>
    <style:style style:name="P232" style:parent-style-name="TableContents" style:family="paragraph">
      <style:paragraph-properties fo:text-align="justify"/>
      <style:text-properties style:font-name="Times New Roman" style:font-name-complex="Times New Roman"/>
    </style:style>
    <style:style style:name="TableCell233" style:family="table-cell">
      <style:table-cell-properties fo:border="none" style:vertical-align="middle" fo:padding-top="0.0194in" fo:padding-left="0.0194in" fo:padding-bottom="0.0194in" fo:padding-right="0.0194in"/>
    </style:style>
    <style:style style:name="P234" style:parent-style-name="Heading2" style:family="paragraph">
      <style:paragraph-properties fo:text-align="justify" fo:margin-top="0in" fo:margin-bottom="0.1965in"/>
      <style:text-properties style:font-name="Times New Roman" style:font-name-complex="Times New Roman" fo:font-weight="normal" style:font-weight-asian="normal" style:font-weight-complex="normal" fo:font-size="12pt" style:font-size-asian="12pt" style:font-size-complex="12pt"/>
    </style:style>
    <style:style style:name="P235" style:parent-style-name="Textbody" style:family="paragraph">
      <style:paragraph-properties fo:text-align="justify" fo:margin-bottom="0.1965in"/>
      <style:text-properties style:font-name="Times New Roman" style:font-name-complex="Times New Roman"/>
    </style:style>
    <style:style style:name="P236" style:parent-style-name="Textbody" style:family="paragraph">
      <style:paragraph-properties fo:text-align="justify"/>
    </style:style>
    <style:style style:name="T237" style:parent-style-name="DefaultParagraphFont" style:family="text">
      <style:text-properties style:font-name="Times New Roman" style:font-name-complex="Times New Roman"/>
    </style:style>
    <style:style style:name="P238" style:parent-style-name="Textbody" style:family="paragraph">
      <style:paragraph-properties fo:text-align="justify"/>
    </style:style>
    <style:style style:name="T239" style:parent-style-name="DefaultParagraphFont" style:family="text">
      <style:text-properties style:font-name="Times New Roman" style:font-name-complex="Times New Roman"/>
    </style:style>
    <style:style style:name="P240" style:parent-style-name="Textbody" style:family="paragraph">
      <style:paragraph-properties fo:text-align="justify"/>
    </style:style>
    <style:style style:name="T241" style:parent-style-name="DefaultParagraphFont" style:family="text">
      <style:text-properties style:font-name="Times New Roman" style:font-name-complex="Times New Roman"/>
    </style:style>
    <style:style style:name="P242" style:parent-style-name="Textbody" style:family="paragraph">
      <style:paragraph-properties fo:text-align="justify"/>
    </style:style>
    <style:style style:name="T243" style:parent-style-name="DefaultParagraphFont" style:family="text">
      <style:text-properties style:font-name="Times New Roman" style:font-name-complex="Times New Roman"/>
    </style:style>
    <style:style style:name="P244" style:parent-style-name="Textbody" style:family="paragraph">
      <style:paragraph-properties fo:text-align="justify"/>
    </style:style>
    <style:style style:name="T245" style:parent-style-name="DefaultParagraphFont" style:family="text">
      <style:text-properties style:font-name="Times New Roman" style:font-name-complex="Times New Roman"/>
    </style:style>
    <style:style style:name="P246" style:parent-style-name="Textbody" style:family="paragraph">
      <style:paragraph-properties fo:text-align="justify"/>
    </style:style>
    <style:style style:name="T247" style:parent-style-name="DefaultParagraphFont" style:family="text">
      <style:text-properties style:font-name="Times New Roman" style:font-name-complex="Times New Roman"/>
    </style:style>
    <style:style style:name="T248" style:parent-style-name="DefaultParagraphFont" style:family="text">
      <style:text-properties style:font-name="Times New Roman" style:font-name-complex="Times New Roman"/>
    </style:style>
    <style:style style:name="T249" style:parent-style-name="DefaultParagraphFont" style:family="text">
      <style:text-properties style:font-name="Times New Roman" style:font-name-complex="Times New Roman"/>
    </style:style>
    <style:style style:name="P250" style:parent-style-name="Textbody" style:family="paragraph">
      <style:paragraph-properties fo:text-align="justify" fo:margin-bottom="0.1965in"/>
      <style:text-properties style:font-name="Times New Roman" style:font-name-complex="Times New Roman"/>
    </style:style>
    <style:style style:name="P251" style:parent-style-name="Textbody" style:family="paragraph">
      <style:paragraph-properties fo:text-align="justify" fo:margin-bottom="0in"/>
      <style:text-properties style:font-name="Times New Roman" style:font-name-complex="Times New Roman"/>
    </style:style>
    <style:style style:name="P252" style:parent-style-name="Textbody" style:family="paragraph">
      <style:paragraph-properties fo:text-align="justify" fo:margin-bottom="0in"/>
      <style:text-properties style:font-name="Times New Roman" style:font-name-complex="Times New Roman"/>
    </style:style>
    <style:style style:name="P253" style:parent-style-name="Textbody" style:family="paragraph">
      <style:paragraph-properties fo:text-align="justify" fo:margin-bottom="0in"/>
      <style:text-properties style:font-name="Times New Roman" style:font-name-complex="Times New Roman"/>
    </style:style>
    <style:style style:name="P254" style:parent-style-name="Textbody" style:family="paragraph">
      <style:paragraph-properties fo:text-align="justify"/>
    </style:style>
    <style:style style:name="T255" style:parent-style-name="DefaultParagraphFont" style:family="text">
      <style:text-properties style:font-name="Times New Roman" style:font-name-complex="Times New Roman"/>
    </style:style>
    <style:style style:name="T256" style:parent-style-name="DefaultParagraphFont" style:family="text">
      <style:text-properties style:font-name="Times New Roman" style:font-name-complex="Times New Roman"/>
    </style:style>
    <style:style style:name="T257" style:parent-style-name="DefaultParagraphFont" style:family="text">
      <style:text-properties style:font-name="Times New Roman" style:font-name-complex="Times New Roman"/>
    </style:style>
    <style:style style:name="T258" style:parent-style-name="DefaultParagraphFont" style:family="text">
      <style:text-properties style:font-name="Times New Roman" style:font-name-complex="Times New Roman"/>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style:style>
    <style:style style:name="T261" style:parent-style-name="DefaultParagraphFont" style:family="text">
      <style:text-properties style:font-name="Times New Roman" style:font-name-complex="Times New Roman"/>
    </style:style>
    <style:style style:name="T262" style:parent-style-name="DefaultParagraphFont" style:family="text">
      <style:text-properties style:font-name="Times New Roman" style:font-name-complex="Times New Roman"/>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style:style>
    <style:style style:name="T265" style:parent-style-name="DefaultParagraphFont" style:family="text">
      <style:text-properties style:font-name="Times New Roman" style:font-name-complex="Times New Roman"/>
    </style:style>
    <style:style style:name="T266" style:parent-style-name="DefaultParagraphFont" style:family="text">
      <style:text-properties style:font-name="Times New Roman" style:font-name-complex="Times New Roman"/>
    </style:style>
    <style:style style:name="P267" style:parent-style-name="Textbody" style:family="paragraph">
      <style:paragraph-properties fo:text-align="justify"/>
    </style:style>
    <style:style style:name="T268" style:parent-style-name="DefaultParagraphFont" style:family="text">
      <style:text-properties style:font-name="Times New Roman" style:font-name-complex="Times New Roman"/>
    </style:style>
    <style:style style:name="T269" style:parent-style-name="DefaultParagraphFont"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T273" style:parent-style-name="DefaultParagraphFont" style:family="text">
      <style:text-properties style:font-name="Times New Roman" style:font-name-complex="Times New Roman"/>
    </style:style>
    <style:style style:name="T274" style:parent-style-name="DefaultParagraphFont" style:family="text">
      <style:text-properties style:font-name="Times New Roman" style:font-name-complex="Times New Roman"/>
    </style:style>
    <style:style style:name="T275" style:parent-style-name="DefaultParagraphFont" style:family="text">
      <style:text-properties style:font-name="Times New Roman" style:font-name-complex="Times New Roman"/>
    </style:style>
    <style:style style:name="T276" style:parent-style-name="DefaultParagraphFont" style:family="text">
      <style:text-properties style:font-name="Times New Roman" style:font-name-complex="Times New Roman"/>
    </style:style>
    <style:style style:name="T277" style:parent-style-name="DefaultParagraphFont" style:family="text">
      <style:text-properties style:font-name="Times New Roman" style:font-name-complex="Times New Roman"/>
    </style:style>
    <style:style style:name="T278" style:parent-style-name="DefaultParagraphFont" style:family="text">
      <style:text-properties style:font-name="Times New Roman" style:font-name-complex="Times New Roman"/>
    </style:style>
    <style:style style:name="P279" style:parent-style-name="Textbody" style:family="paragraph">
      <style:paragraph-properties fo:text-align="justify" fo:margin-bottom="0in"/>
      <style:text-properties style:font-name="Times New Roman" style:font-name-complex="Times New Roman"/>
    </style:style>
    <style:style style:name="P280" style:parent-style-name="Textbody" style:family="paragraph">
      <style:paragraph-properties fo:text-align="justify" fo:margin-bottom="0in"/>
      <style:text-properties style:font-name="Times New Roman" style:font-name-complex="Times New Roman"/>
    </style:style>
    <style:style style:name="P281" style:parent-style-name="Textbody" style:family="paragraph">
      <style:paragraph-properties fo:text-align="justify" fo:margin-bottom="0in"/>
      <style:text-properties style:font-name="Times New Roman" style:font-name-complex="Times New Roman"/>
    </style:style>
    <style:style style:name="P282" style:parent-style-name="Textbody" style:family="paragraph">
      <style:paragraph-properties fo:text-align="justify" fo:margin-bottom="0in"/>
      <style:text-properties style:font-name="Times New Roman" style:font-name-complex="Times New Roman"/>
    </style:style>
    <style:style style:name="P283" style:parent-style-name="Textbody" style:family="paragraph">
      <style:paragraph-properties fo:text-align="justify"/>
    </style:style>
    <style:style style:name="T284" style:parent-style-name="DefaultParagraphFont" style:family="text">
      <style:text-properties style:font-name="Times New Roman" style:font-name-complex="Times New Roman"/>
    </style:style>
    <style:style style:name="T285" style:parent-style-name="DefaultParagraphFont" style:family="text">
      <style:text-properties style:font-name="Times New Roman" style:font-name-complex="Times New Roman"/>
    </style:style>
    <style:style style:name="T286" style:parent-style-name="DefaultParagraphFont" style:family="text">
      <style:text-properties style:font-name="Times New Roman" style:font-name-complex="Times New Roman"/>
    </style:style>
    <style:style style:name="T287" style:parent-style-name="DefaultParagraphFont" style:family="text">
      <style:text-properties style:font-name="Times New Roman" style:font-name-complex="Times New Roman"/>
    </style:style>
    <style:style style:name="P288" style:parent-style-name="Textbody" style:family="paragraph">
      <style:paragraph-properties fo:text-align="justify" fo:margin-bottom="0in"/>
      <style:text-properties style:font-name="Times New Roman" style:font-name-complex="Times New Roman"/>
    </style:style>
    <style:style style:name="P289" style:parent-style-name="Textbody" style:family="paragraph">
      <style:paragraph-properties fo:text-align="justify" fo:margin-bottom="0in"/>
      <style:text-properties style:font-name="Times New Roman" style:font-name-complex="Times New Roman"/>
    </style:style>
    <style:style style:name="P290" style:parent-style-name="Textbody" style:family="paragraph">
      <style:paragraph-properties fo:text-align="justify" fo:margin-bottom="0in"/>
      <style:text-properties style:font-name="Times New Roman" style:font-name-complex="Times New Roman"/>
    </style:style>
    <style:style style:name="P291" style:parent-style-name="Textbody" style:family="paragraph">
      <style:paragraph-properties fo:text-align="justify" fo:margin-bottom="0in"/>
      <style:text-properties style:font-name="Times New Roman" style:font-name-complex="Times New Roman"/>
    </style:style>
    <style:style style:name="P292" style:parent-style-name="Textbody" style:family="paragraph">
      <style:paragraph-properties fo:text-align="justify"/>
      <style:text-properties style:font-name="Times New Roman" style:font-name-complex="Times New Roman"/>
    </style:style>
    <style:style style:name="P293" style:parent-style-name="Textbody" style:family="paragraph">
      <style:paragraph-properties fo:text-align="justify"/>
      <style:text-properties style:font-name="Times New Roman" style:font-name-complex="Times New Roman"/>
    </style:style>
    <style:style style:name="TableRow294" style:family="table-row">
      <style:table-row-properties style:use-optimal-row-height="false"/>
    </style:style>
    <style:style style:name="TableCell295" style:family="table-cell">
      <style:table-cell-properties fo:border="none" style:vertical-align="middle" fo:padding-top="0.0194in" fo:padding-left="0.0194in" fo:padding-bottom="0.0194in" fo:padding-right="0.0194in"/>
    </style:style>
    <style:style style:name="P296" style:parent-style-name="TableContents" style:family="paragraph">
      <style:paragraph-properties fo:text-align="justify"/>
    </style:style>
    <style:style style:name="T297" style:parent-style-name="StrongEmphasis" style:family="text">
      <style:text-properties style:font-name="Times New Roman" style:font-name-complex="Times New Roman"/>
    </style:style>
    <style:style style:name="TableCell298" style:family="table-cell">
      <style:table-cell-properties fo:border="none" style:vertical-align="middle" fo:padding-top="0.0194in" fo:padding-left="0.0194in" fo:padding-bottom="0.0194in" fo:padding-right="0.0194in"/>
    </style:style>
    <style:style style:name="P299" style:parent-style-name="TableContents" style:family="paragraph">
      <style:paragraph-properties fo:text-align="justify"/>
      <style:text-properties style:font-name="Times New Roman" style:font-name-complex="Times New Roman"/>
    </style:style>
    <style:style style:name="TableCell300" style:family="table-cell">
      <style:table-cell-properties fo:border="none" style:vertical-align="middle" fo:padding-top="0.0194in" fo:padding-left="0.0194in" fo:padding-bottom="0.0194in" fo:padding-right="0.0194in"/>
    </style:style>
    <style:style style:name="P301" style:parent-style-name="TableContents" style:family="paragraph">
      <style:paragraph-properties fo:text-align="justify" fo:margin-bottom="0.1965in"/>
    </style:style>
    <style:style style:name="T302" style:parent-style-name="DefaultParagraphFont" style:family="text">
      <style:text-properties style:font-name="Times New Roman" style:font-name-complex="Times New Roman"/>
    </style:style>
    <style:style style:name="T303" style:parent-style-name="DefaultParagraphFont" style:family="text">
      <style:text-properties style:font-name="Times New Roman" style:font-name-complex="Times New Roman" fo:font-weight="bold" style:font-weight-asian="bold" style:font-weight-complex="bold"/>
    </style:style>
    <style:style style:name="T304" style:parent-style-name="DefaultParagraphFont" style:family="text">
      <style:text-properties style:font-name="Times New Roman" style:font-name-complex="Times New Roman"/>
    </style:style>
    <style:style style:name="P305"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306" style:parent-style-name="Textbody" style:family="paragraph">
      <style:paragraph-properties fo:text-align="justify"/>
    </style:style>
    <style:style style:name="T307" style:parent-style-name="DefaultParagraphFont" style:family="text">
      <style:text-properties style:font-name="Times New Roman" style:font-name-complex="Times New Roman"/>
    </style:style>
    <style:style style:name="T308" style:parent-style-name="DefaultParagraphFont" style:family="text">
      <style:text-properties style:font-name="Times New Roman" style:font-name-complex="Times New Roman"/>
    </style:style>
    <style:style style:name="T309" style:parent-style-name="DefaultParagraphFont" style:family="text">
      <style:text-properties style:font-name="Times New Roman" style:font-name-complex="Times New Roman"/>
    </style:style>
    <style:style style:name="T310" style:parent-style-name="DefaultParagraphFont" style:family="text">
      <style:text-properties style:font-name="Times New Roman" style:font-name-complex="Times New Roman"/>
    </style:style>
    <style:style style:name="P311" style:parent-style-name="Textbody" style:family="paragraph">
      <style:paragraph-properties fo:text-align="justify"/>
    </style:style>
    <style:style style:name="T312" style:parent-style-name="DefaultParagraphFont" style:family="text">
      <style:text-properties style:font-name="Times New Roman" style:font-name-complex="Times New Roman"/>
    </style:style>
    <style:style style:name="T313" style:parent-style-name="DefaultParagraphFont" style:family="text">
      <style:text-properties style:font-name="Times New Roman" style:font-name-complex="Times New Roman"/>
    </style:style>
    <style:style style:name="T314" style:parent-style-name="DefaultParagraphFont" style:family="text">
      <style:text-properties style:font-name="Times New Roman" style:font-name-complex="Times New Roman"/>
    </style:style>
    <style:style style:name="T315" style:parent-style-name="DefaultParagraphFont" style:family="text">
      <style:text-properties style:font-name="Times New Roman" style:font-name-complex="Times New Roman"/>
    </style:style>
    <style:style style:name="T316" style:parent-style-name="DefaultParagraphFont" style:family="text">
      <style:text-properties style:font-name="Times New Roman" style:font-name-complex="Times New Roman"/>
    </style:style>
    <style:style style:name="P317" style:parent-style-name="Textbody" style:family="paragraph">
      <style:paragraph-properties fo:text-align="justify"/>
      <style:text-properties style:font-name="Times New Roman" style:font-name-complex="Times New Roman"/>
    </style:style>
    <style:style style:name="P318" style:parent-style-name="Textbody" style:family="paragraph">
      <style:paragraph-properties fo:text-align="justify"/>
    </style:style>
    <style:style style:name="T319" style:parent-style-name="StrongEmphasis" style:family="text">
      <style:text-properties style:font-name="Times New Roman" style:font-name-complex="Times New Roman"/>
    </style:style>
    <style:style style:name="T320" style:parent-style-name="DefaultParagraphFont" style:family="text">
      <style:text-properties style:font-name="Times New Roman" style:font-name-complex="Times New Roman"/>
    </style:style>
    <style:style style:name="P321" style:parent-style-name="Textbody" style:family="paragraph">
      <style:paragraph-properties fo:text-align="justify" fo:margin-left="0.0194in" fo:text-indent="0in">
        <style:tab-stops/>
      </style:paragraph-properties>
    </style:style>
    <style:style style:name="T322" style:parent-style-name="StrongEmphasis" style:family="text">
      <style:text-properties style:font-name="Times New Roman" style:font-name-complex="Times New Roman"/>
    </style:style>
    <style:style style:name="T323" style:parent-style-name="DefaultParagraphFont" style:family="text">
      <style:text-properties style:font-name="Times New Roman" style:font-name-complex="Times New Roman"/>
    </style:style>
    <style:style style:name="T324" style:parent-style-name="DefaultParagraphFont" style:family="text">
      <style:text-properties style:font-name="Times New Roman" style:font-name-complex="Times New Roman"/>
    </style:style>
    <style:style style:name="P325" style:parent-style-name="TableContents" style:family="paragraph">
      <style:paragraph-properties fo:text-align="justify" fo:margin-bottom="0.1965in"/>
      <style:text-properties style:font-name="Times New Roman" style:font-name-complex="Times New Roman"/>
    </style:style>
    <style:style style:name="P326" style:parent-style-name="Textbody" style:family="paragraph">
      <style:paragraph-properties fo:text-align="justify"/>
      <style:text-properties style:font-name="Times New Roman" style:font-name-complex="Times New Roman"/>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text:tab/></text:span><text:span text:style-name="T7">TELEPHONY MENU</text:span></text:p>
      <text:h text:style-name="P8" text:outline-level="2">The "Telephony" menu</text:h>
      <text:p text:style-name="P9">The Wireshark Telephony menu contains the fields shown in table.</text:p>
      <text:p text:style-name="P10">All menu items will bring up a new window showing specific telephony related<text:s/>statistical information.</text:p>
      <text:p text:style-name="P11"/>
      <text:p text:style-name="P12">Table. Telephony menu items</text:p>
      <table:table table:style-name="Table13">
        <table:table-columns>
          <table:table-column table:style-name="TableColumn14"/>
          <table:table-column table:style-name="TableColumn15"/>
          <table:table-column table:style-name="TableColumn16"/>
        </table:table-columns>
        <table:table-header-rows>
          <table:table-row table:style-name="TableRow17">
            <table:table-cell table:style-name="TableCell18">
              <text:p text:style-name="P19">Menu Item</text:p>
            </table:table-cell>
            <table:table-cell table:style-name="TableCell20">
              <text:p text:style-name="P21"/>
            </table:table-cell>
            <table:table-cell table:style-name="TableCell22">
              <text:p text:style-name="P23">Description</text:p>
            </table:table-cell>
          </table:table-row>
        </table:table-header-rows>
        <table:table-row table:style-name="TableRow24">
          <table:table-cell table:style-name="TableCell25">
            <text:p text:style-name="P26"><text:span text:style-name="T27">IAX2</text:span></text:p>
          </table:table-cell>
          <table:table-cell table:style-name="TableCell28">
            <text:p text:style-name="P29"/>
          </table:table-cell>
          <table:table-cell table:style-name="TableCell30">
            <text:h text:style-name="P31" text:outline-level="1"><text:bookmark-start text:name="Inter-Asterisk_eXchange_v2_.28IAX2.29"/><text:bookmark-end text:name="Inter-Asterisk_eXchange_v2_.28IAX2.29"/>Inter-Asterisk eXchange v2 (IAX2)</text:h>
            <text:list text:style-name="LFO1" text:continue-numbering="true">
              <text:list-item>
                <text:p text:style-name="P32">VoIP protocol developed primarily for communication between Asterisk servers.</text:p>
              </text:list-item>
              <text:list-item>
                <text:p text:style-name="P33"><text:bookmark-start text:name="Protocol_dependencies"/><text:bookmark-end text:name="Protocol_dependencies"/><text:span text:style-name="T34">Protocol dependencies: IAX2 uses<text:s/></text:span><text:a xlink:href="http://wiki.wireshark.org/UDP" office:target-frame-name="_top" xlink:show="replace"><text:span text:style-name="T35">UDP</text:span></text:a><text:span text:style-name="T36"><text:s/>as its transport protocol. The well known UDP port for IAX2 traffic is 4569.</text:span></text:p>
              </text:list-item>
              <text:list-item>
                <text:p text:style-name="P37">The IAX2 dissector is fully functional for non-trunked packets. Separate calls are identified and tracked, and provided the start<text:s/>of a call is captured, the payload is passed to subdissectors. Recent versions of wireshark also include logic to calculate how "late" a packet is relative to its timestamp. Trunked packets show only their type (3 - meta packet).</text:p>
              </text:list-item>
            </text:list>
            <text:p text:style-name="P38"/>
          </table:table-cell>
        </table:table-row>
        <table:table-row table:style-name="TableRow39">
          <table:table-cell table:style-name="TableCell40">
            <text:p text:style-name="P41"><text:span text:style-name="T42">SMPP Operations...</text:span></text:p>
          </table:table-cell>
          <table:table-cell table:style-name="TableCell43">
            <text:p text:style-name="P44"/>
          </table:table-cell>
          <table:table-cell table:style-name="TableCell45">
            <text:h text:style-name="P46" text:outline-level="1"><text:bookmark-start text:name="Short_Message_Peer_to_Peer_.28SMPP.29"/><text:bookmark-end text:name="Short_Message_Peer_to_Peer_.28SMPP.29"/>Short Message Peer to Peer (SMPP)</text:h>
            <text:p text:style-name="P47"><text:bookmark-start text:name="line-38"/><text:bookmark-end text:name="line-38"/>This protocol is specifically targetted at transferring Short Messages between a Short Message Service Centre (SMSC) and an application using transport like TCP or X.25. With this you can thus, using plain TCP, indirectly<text:s/>submit Short Messages to a mobile (cell phone) or receive from them.</text:p>
            <text:p text:style-name="P48"><text:span text:style-name="T49">SMPP uses<text:s/></text:span><text:a xlink:href="http://wiki.wireshark.org/TCP" office:target-frame-name="_top" xlink:show="replace"><text:span text:style-name="T50">TCP</text:span></text:a><text:span text:style-name="T51"><text:s/>as its transport protocol (though it is no stranger to X.25 as well). No well known port is defined for this protocol. The dis</text:span><text:span text:style-name="T52">sector will use heuristics to determine from the fixed header whether the captured packet is SMPP or not.</text:span></text:p>
          </table:table-cell>
        </table:table-row>
        <table:table-row table:style-name="TableRow53">
          <table:table-cell table:style-name="TableCell54">
            <text:p text:style-name="P55"><text:span text:style-name="T56">SCTP</text:span></text:p>
          </table:table-cell>
          <table:table-cell table:style-name="TableCell57">
            <text:p text:style-name="P58"/>
          </table:table-cell>
          <table:table-cell table:style-name="TableCell59">
            <text:h text:style-name="P60" text:outline-level="1"><text:bookmark-start text:name="Stream_Control_Transmission_Protocol_.28"/><text:bookmark-end text:name="Stream_Control_Transmission_Protocol_.28"/>Stream Control Transmission Protocol (SCTP)</text:h>
            <text:p text:style-name="P61"><text:bookmark-start text:name="line-4"/><text:bookmark-start text:name="line-3"/><text:bookmark-end text:name="line-4"/><text:bookmark-end text:name="line-3"/>Transport Protocol for call signalling, created to overcome several lacks and problems of TCP when<text:s/>used for signalling between telephony nodes.</text:p>
            <text:p text:style-name="P62"><text:span text:style-name="T63">SCTP uses<text:s/></text:span><text:a xlink:href="http://wiki.wireshark.org/IP" office:target-frame-name="_top" xlink:show="replace"><text:span text:style-name="T64">IP</text:span></text:a><text:span text:style-name="T65"><text:s/>as its underlying protocol. The assigned protocol number for SCTP on IP is 132.</text:span></text:p>
            <text:p text:style-name="P66">Three preference settings exist for SCTP:<text:bookmark-start text:name="line-123"/><text:bookmark-end text:name="line-123"/></text:p>
            <text:list text:style-name="LFO2" text:continue-numbering="true">
              <text:list-item>
                <text:p text:style-name="P67">Checksum type<text:bookmark-start text:name="line-124"/><text:bookmark-end text:name="line-124"/></text:p>
              </text:list-item>
              <text:list-item>
                <text:p text:style-name="P68">If Control<text:s/>chunks should be shown or not<text:bookmark-start text:name="line-125"/><text:bookmark-end text:name="line-125"/></text:p>
              </text:list-item>
              <text:list-item>
                <text:p text:style-name="P69">If Heuristic sub-dissectors should be shown first<text:bookmark-start text:name="line-127"/><text:bookmark-start text:name="line-126"/><text:bookmark-end text:name="line-127"/><text:bookmark-end text:name="line-126"/></text:p>
              </text:list-item>
            </text:list>
            <text:soft-page-break/>
            <text:p text:style-name="P70">If the wrong checksum type is selected, the checksum might show up as incorrect.</text:p>
            <text:p text:style-name="P71"/>
          </table:table-cell>
        </table:table-row>
        <text:soft-page-break/>
        <table:table-row table:style-name="TableRow72">
          <table:table-cell table:style-name="TableCell73">
            <text:p text:style-name="P74"><text:span text:style-name="T75">ANSI</text:span></text:p>
          </table:table-cell>
          <table:table-cell table:style-name="TableCell76">
            <text:p text:style-name="P77"/>
          </table:table-cell>
          <table:table-cell table:style-name="TableCell78">
            <text:h text:style-name="P79" text:outline-level="1"><text:bookmark-start text:name="American_National_Standards_Institute_.2"/><text:bookmark-end text:name="American_National_Standards_Institute_.2"/>American National Standards Institute (ANSI)</text:h>
            <text:p text:style-name="P80"><text:span text:style-name="T81">ANSI facilitates the development of<text:s/></text:span><text:span text:style-name="T82">American National Standards (ANS) by accrediting the procedures of standards developing organizations (SDOs). These groups work cooperatively to develop voluntary national consensus standards. Accreditation by ANSI signifies that the procedures used by the</text:span><text:span text:style-name="T83"><text:s/>standards body in connection with the development of American National Standards meet the Institute</text:span><text:span text:style-name="T84"></text:span><text:span text:style-name="T85">s essential requirements for openness, balance, consensus and due process.</text:span></text:p>
            <text:p text:style-name="P86"/>
          </table:table-cell>
        </table:table-row>
        <table:table-row table:style-name="TableRow87">
          <table:table-cell table:style-name="TableCell88">
            <text:p text:style-name="P89"><text:span text:style-name="T90">GSM</text:span></text:p>
          </table:table-cell>
          <table:table-cell table:style-name="TableCell91">
            <text:p text:style-name="P92"/>
          </table:table-cell>
          <table:table-cell table:style-name="TableCell93">
            <text:h text:style-name="P94" text:outline-level="1"><text:bookmark-start text:name="Global_System_for_Mobile_communication_."/><text:bookmark-end text:name="Global_System_for_Mobile_communication_."/>Global System for Mobile communication (GSM) protocol family</text:h>
            <text:p text:style-name="P95"><text:span text:style-name="T96">GSM is a tec</text:span><text:span text:style-name="T97">hnology for digital wireless telecommunications, represented by a decent number of specifications. Parts of GSM are based on the fixed-line<text:s/></text:span><text:a xlink:href="http://wiki.wireshark.org/ISDN" office:target-frame-name="_top" xlink:show="replace"><text:span text:style-name="T98">ISDN</text:span></text:a><text:span text:style-name="T99"><text:s/>technology.</text:span><text:bookmark-start text:name="line-51"/><text:bookmark-start text:name="line-41"/><text:bookmark-end text:name="line-51"/><text:bookmark-end text:name="line-41"/></text:p>
            <text:p text:style-name="P100">The original "air interface" for GSM handsets, for<text:s/>second-generation (2G) wireless telephony, was a TDMA interface; the third-generation interface, W-CDMA, is a CDMA interface. GSM, however, refers to more than just the "air interface"; it refers to the complete set of protocols.</text:p>
            <text:p text:style-name="P101"/>
          </table:table-cell>
        </table:table-row>
        <table:table-row table:style-name="TableRow102">
          <table:table-cell table:style-name="TableCell103">
            <text:p text:style-name="P104"><text:span text:style-name="T105">H.225...</text:span></text:p>
          </table:table-cell>
          <table:table-cell table:style-name="TableCell106">
            <text:p text:style-name="P107"/>
          </table:table-cell>
          <table:table-cell table:style-name="TableCell108">
            <text:p text:style-name="P109"><text:bookmark-start text:name="line-47"/><text:bookmark-start text:name="line-314"/><text:bookmark-start text:name="ITU_H.225"/><text:bookmark-end text:name="line-47"/><text:bookmark-end text:name="line-314"/><text:bookmark-end text:name="ITU_H.225"/>H.225 "Call<text:s/>signalling protocols and media stream packetization for packet-based multimedia communication systems" is a VoIP protocol.</text:p>
            <text:p text:style-name="P110">H.225 is independent of the underlying transport protocol.</text:p>
          </table:table-cell>
        </table:table-row>
        <table:table-row table:style-name="TableRow111">
          <table:table-cell table:style-name="TableCell112">
            <text:p text:style-name="P113"><text:span text:style-name="T114">ISUP Messages...</text:span></text:p>
          </table:table-cell>
          <table:table-cell table:style-name="TableCell115">
            <text:p text:style-name="P116"/>
          </table:table-cell>
          <table:table-cell table:style-name="TableCell117">
            <text:h text:style-name="P118" text:outline-level="1"><text:bookmark-start text:name="ISDN_User_Part_.28ISUP.29"/><text:bookmark-end text:name="ISDN_User_Part_.28ISUP.29"/>ISDN User Part (ISUP)</text:h>
            <text:h text:style-name="P119" text:outline-level="1"><text:bookmark-start text:name="line-39"/><text:bookmark-end text:name="line-39"/><text:span text:style-name="T120">This protocol is used as signalli</text:span><text:span text:style-name="T121">ng in trunks between telephone exchanges to establish and release calls.</text:span><text:bookmark-start text:name="line-52"/><text:bookmark-start text:name="line-42"/><text:bookmark-end text:name="line-52"/><text:bookmark-end text:name="line-42"/></text:h>
            <text:p text:style-name="P122"><text:span text:style-name="T123">ISUP is standardized by<text:s/></text:span><text:a xlink:href="http://wiki.wireshark.org/ITU-T" office:target-frame-name="_top" xlink:show="replace"><text:span text:style-name="T124">ITU-T</text:span></text:a><text:span text:style-name="T125"><text:s/>in Q.761 to Q.769. There are several national variants as well. .</text:span></text:p>
            <text:p text:style-name="P126"/>
          </table:table-cell>
        </table:table-row>
        <table:table-row table:style-name="TableRow127">
          <table:table-cell table:style-name="TableCell128">
            <text:p text:style-name="P129"><text:span text:style-name="T130">LTE</text:span></text:p>
          </table:table-cell>
          <table:table-cell table:style-name="TableCell131">
            <text:p text:style-name="P132"/>
          </table:table-cell>
          <table:table-cell table:style-name="TableCell133">
            <text:h text:style-name="P134" text:outline-level="2">LTE MAC Traffic Statistics</text:h>
            <text:p text:style-name="P135">It<text:s/>shows statistics of the captured LTE MAC traffic.</text:p>
            <text:p text:style-name="P136"/>
          </table:table-cell>
        </table:table-row>
        <text:soft-page-break/>
        <table:table-row table:style-name="TableRow137">
          <table:table-cell table:style-name="TableCell138">
            <text:p text:style-name="P139"><text:span text:style-name="T140">MTP3</text:span></text:p>
          </table:table-cell>
          <table:table-cell table:style-name="TableCell141">
            <text:p text:style-name="P142"/>
          </table:table-cell>
          <table:table-cell table:style-name="TableCell143">
            <text:h text:style-name="P144" text:outline-level="1"><text:bookmark-start text:name="Message_Transfer_Part_Level_3_.28MTP3.29"/><text:bookmark-end text:name="Message_Transfer_Part_Level_3_.28MTP3.29"/>Message Transfer Part Level 3 (MTP3)</text:h>
            <text:p text:style-name="P145"><text:bookmark-start text:name="line-43"/><text:bookmark-start text:name="line-310"/><text:bookmark-end text:name="line-43"/><text:bookmark-end text:name="line-310"/><text:span text:style-name="T146">MTP3 is part of the<text:s/></text:span><text:a xlink:href="http://wiki.wireshark.org/SS7" office:target-frame-name="_top" xlink:show="replace"><text:span text:style-name="T147">SS7</text:span></text:a><text:span text:style-name="T148"><text:s/>stack. It is NOT part of the<text:s/></text:span><text:a xlink:href="http://wiki.wireshark.org/SIGTRAN" office:target-frame-name="_top" xlink:show="replace"><text:span text:style-name="T149">SIGTRAN</text:span></text:a><text:span text:style-name="T150"><text:s/></text:span><text:span text:style-name="T151">family of protocols. The purpose of the<text:s/></text:span><text:a xlink:href="http://wiki.wireshark.org/SIGTRAN" office:target-frame-name="_top" xlink:show="replace"><text:span text:style-name="T152">SIGTRAN</text:span></text:a><text:span text:style-name="T153"><text:s/>family of protocols is to carry<text:s/></text:span><text:a xlink:href="http://wiki.wireshark.org/SS7" office:target-frame-name="_top" xlink:show="replace"><text:span text:style-name="T154">SS7</text:span></text:a><text:span text:style-name="T155"><text:s/>traffic over IP networks.</text:span><text:bookmark-start text:name="line-63"/><text:bookmark-start text:name="line-53"/><text:bookmark-end text:name="line-63"/><text:bookmark-end text:name="line-53"/></text:p>
            <text:p text:style-name="P156"><text:span text:style-name="T157">The hardware and software functions of the<text:s/></text:span><text:a xlink:href="http://wiki.wireshark.org/SS7" office:target-frame-name="_top" xlink:show="replace"><text:span text:style-name="T158">SS7</text:span></text:a><text:span text:style-name="T159"><text:s/>protocols are divided into functional abstractions called "levels". These levels map<text:s/></text:span><text:bookmark-start text:name="line-73"/><text:bookmark-end text:name="line-73"/><text:span text:style-name="T160">loosely to the Open Systems Interconnect (OSI) 7-layer model defined by the International Standards Organization (</text:span><text:a xlink:href="http://wiki.wireshark.org/ISO" office:target-frame-name="_top" xlink:show="replace"><text:span text:style-name="T161">ISO</text:span></text:a><text:span text:style-name="T162">).</text:span><text:bookmark-start text:name="line-91"/><text:bookmark-start text:name="line-81"/><text:bookmark-end text:name="line-91"/><text:bookmark-end text:name="line-81"/></text:p>
            <text:p text:style-name="P163">Different MTP3 flavors exist:<text:bookmark-start text:name="line-101"/><text:bookmark-end text:name="line-101"/></text:p>
            <text:list text:style-name="LFO3" text:continue-numbering="true">
              <text:list-item>
                <text:p text:style-name="P164"><text:a xlink:href="http://wiki.wireshark.org/ANSI" office:target-frame-name="_top" xlink:show="replace"><text:span text:style-name="T165">ANSI</text:span></text:a><text:span text:style-name="T166"><text:s/>T1.111.4-1996</text:span><text:bookmark-start text:name="line-111"/><text:bookmark-end text:name="line-111"/></text:p>
              </text:list-item>
              <text:list-item>
                <text:p text:style-name="P167"><text:a xlink:href="http://wiki.wireshark.org/ITU-T" office:target-frame-name="_top" xlink:show="replace"><text:span text:style-name="T168">ITU-T</text:span></text:a><text:span text:style-name="T169"><text:s/>Q.704 7/1996</text:span><text:bookmark-start text:name="line-121"/><text:bookmark-end text:name="line-121"/></text:p>
              </text:list-item>
              <text:list-item>
                <text:p text:style-name="P170">GF 001-9001 (Chinese ITU variant)</text:p>
              </text:list-item>
            </text:list>
            <text:p text:style-name="P171">The MTP3 dissector is fully functional. It supports standard ITU MTP3 as well as the ANSI, Chinese, and Japanese variants (the variant selection is a Preference of the dissector). Some national options (such as congestion levels) are supported via preference settings.<text:bookmark-start text:name="line-49"/><text:bookmark-start text:name="line-48"/><text:bookmark-end text:name="line-49"/><text:bookmark-end text:name="line-48"/></text:p>
            <text:p text:style-name="P172">Wireshark also contains an "MTP3MG" ("MTP3 Management") dissector for MTP3 control messages. These are messages exchanged between the MTP3 layer management at each endpoint.</text:p>
            <text:p text:style-name="P173"/>
          </table:table-cell>
        </table:table-row>
        <table:table-row table:style-name="TableRow174">
          <table:table-cell table:style-name="TableCell175">
            <text:p text:style-name="P176"><text:span text:style-name="T177">RTP</text:span></text:p>
          </table:table-cell>
          <table:table-cell table:style-name="TableCell178">
            <text:p text:style-name="P179"/>
          </table:table-cell>
          <table:table-cell table:style-name="TableCell180">
            <text:p text:style-name="P181">The RTP analysis function takes the selected RTP stream (and the reverse<text:s/>stream, if possible) and generates a list of statistics on it.</text:p>
            <text:p text:style-name="P182">Starting with basic data as packet number and sequence number, further statistics are created based on arrival time, delay, jitter, packet size, etc.</text:p>
            <text:p text:style-name="P183">Besides the per packet statistics, the lower pane shows the overall statistics, with minimums and maximums for delta, jitter and clock skew. Also an indication of lost packets is included.</text:p>
            <text:p text:style-name="P184">The RTP Stream Analysis window further provides the option to save the RTP payload (as raw data or, if in a PCM encoding, in an Audio file). Other options a to export and plot various statistics on the RTP streams.</text:p>
            <text:p text:style-name="P185"/>
          </table:table-cell>
        </table:table-row>
        <table:table-row table:style-name="TableRow186">
          <table:table-cell table:style-name="TableCell187">
            <text:p text:style-name="P188"><text:span text:style-name="T189">SIP...</text:span></text:p>
          </table:table-cell>
          <table:table-cell table:style-name="TableCell190">
            <text:p text:style-name="P191"/>
          </table:table-cell>
          <table:table-cell table:style-name="TableCell192">
            <text:h text:style-name="P193" text:outline-level="1"><text:bookmark-start text:name="Session_Initiation_Protocol_.28SIP.29"/><text:bookmark-end text:name="Session_Initiation_Protocol_.28SIP.29"/>Session Initiation Protocol (SIP)</text:h>
            <text:p text:style-name="P194"><text:bookmark-start text:name="line-44"/><text:bookmark-start text:name="line-311"/><text:bookmark-end text:name="line-44"/><text:bookmark-end text:name="line-311"/>The Session Initiation Protocol (SIP) is an application-layer control (signaling) protocol for sessions.<text:bookmark-start text:name="line-64"/><text:bookmark-start text:name="line-54"/><text:bookmark-end text:name="line-64"/><text:bookmark-end text:name="line-54"/></text:p>
            <text:p text:style-name="P195">These sessions include Internet telephone calls, multimedia distribution, and multimedia conferences. SIP can create, modify, and terminate sessions with one or more participants.<text:bookmark-start text:name="line-82"/><text:bookmark-start text:name="line-74"/><text:bookmark-end text:name="line-82"/><text:bookmark-end text:name="line-74"/></text:p>
            <text:soft-page-break/>
            <text:p text:style-name="P196"><text:span text:style-name="T197">The SIP protocol is a member of the<text:s/></text:span><text:a xlink:href="http://wiki.wireshark.org/VOIPProtocolFamily" office:target-frame-name="_top" xlink:show="replace"><text:span text:style-name="T198">VOIPProtocolFamily</text:span></text:a><text:span text:style-name="T199">.</text:span></text:p>
            <text:p text:style-name="P200"/>
          </table:table-cell>
        </table:table-row>
        <text:soft-page-break/>
        <table:table-row table:style-name="TableRow201">
          <table:table-cell table:style-name="TableCell202">
            <text:p text:style-name="P203"><text:span text:style-name="T204">UCP Messages...</text:span></text:p>
          </table:table-cell>
          <table:table-cell table:style-name="TableCell205">
            <text:p text:style-name="P206"/>
          </table:table-cell>
          <table:table-cell table:style-name="TableCell207">
            <text:h text:style-name="P208" text:outline-level="1"><text:bookmark-start text:name="Universal_Computer_Protocol_.28UCP.29"/><text:bookmark-end text:name="Universal_Computer_Protocol_.28UCP.29"/>Universal Computer Protocol (UCP)</text:h>
            <text:p text:style-name="P209"><text:bookmark-start text:name="line-312"/><text:bookmark-end text:name="line-312"/><text:span text:style-name="T210">This protocol is specifically targetted at transferring Short Messages between a Short Message Service Centre (SMSC) and an application using transport like<text:s/></text:span><text:a xlink:href="http://wiki.wireshark.org/TCP" office:target-frame-name="_top" xlink:show="replace"><text:span text:style-name="T211">TCP</text:span></text:a><text:span text:style-name="T212"><text:s/>or<text:s/></text:span><text:a xlink:href="http://wiki.wireshark.org/X.25" office:target-frame-name="_top" xlink:show="replace"><text:span text:style-name="T213">X.25</text:span></text:a><text:span text:style-name="T214">.</text:span><text:bookmark-start text:name="line-55"/><text:bookmark-start text:name="line-45"/><text:bookmark-end text:name="line-55"/><text:bookmark-end text:name="line-45"/></text:p>
            <text:p text:style-name="P215"><text:span text:style-name="T216">With this you can thus, using plain<text:s/></text:span><text:a xlink:href="http://wiki.wireshark.org/TCP" office:target-frame-name="_top" xlink:show="replace"><text:span text:style-name="T217">TCP</text:span></text:a><text:span text:style-name="T218">, indirectly submit Short Messages to a mobile (cell phone) or r</text:span><text:span text:style-name="T219">eceive from them.</text:span></text:p>
            <text:p text:style-name="P220"><text:span text:style-name="T221">UCP uses<text:s/></text:span><text:a xlink:href="http://wiki.wireshark.org/TCP" office:target-frame-name="_top" xlink:show="replace"><text:span text:style-name="T222">TCP</text:span></text:a><text:span text:style-name="T223"><text:s/>as its transport protocol. No well known port is defined for this protocol. The dissector will use heuristics to determine from the packet(s) whether the captured data is UCP or<text:s/></text:span><text:span text:style-name="T224">not.<text:s/></text:span><text:a xlink:href="http://wiki.wireshark.org/WSP" office:target-frame-name="_top" xlink:show="replace"><text:span text:style-name="T225">WSP</text:span></text:a><text:span text:style-name="T226">: The WAP protocol stack can use short messages as a bearer.</text:span></text:p>
          </table:table-cell>
        </table:table-row>
        <table:table-row table:style-name="TableRow227">
          <table:table-cell table:style-name="TableCell228">
            <text:p text:style-name="P229"><text:span text:style-name="T230">VoIP Calls...</text:span></text:p>
          </table:table-cell>
          <table:table-cell table:style-name="TableCell231">
            <text:p text:style-name="P232"/>
          </table:table-cell>
          <table:table-cell table:style-name="TableCell233">
            <text:h text:style-name="P234" text:outline-level="2">The VoIP Calls window shows a list of all detected VoIP calls in the captured traffic. It finds calls by their signaling.</text:h>
            <text:p text:style-name="P235">To<text:s/>access the VoIP calls analysis use the menu entry "Telephony-&gt;VoIP Calls...". The current VoIP supported protocols are:<text:bookmark-start text:name="line-5"/><text:bookmark-start text:name="line-6"/><text:bookmark-end text:name="line-5"/><text:bookmark-end text:name="line-6"/></text:p>
            <text:list text:style-name="LFO4" text:continue-numbering="true">
              <text:list-item>
                <text:p text:style-name="P236"><text:a xlink:href="http://wiki.wireshark.org/SIP" office:target-frame-name="_top" xlink:show="replace"><text:span text:style-name="T237">SIP</text:span></text:a><text:bookmark-start text:name="line-7"/><text:bookmark-end text:name="line-7"/></text:p>
              </text:list-item>
              <text:list-item>
                <text:p text:style-name="P238"><text:a xlink:href="http://wiki.wireshark.org/H323" office:target-frame-name="_top" xlink:show="replace"><text:span text:style-name="T239">H323</text:span></text:a><text:bookmark-start text:name="line-8"/><text:bookmark-end text:name="line-8"/></text:p>
              </text:list-item>
              <text:list-item>
                <text:p text:style-name="P240"><text:a xlink:href="http://wiki.wireshark.org/ISUP" office:target-frame-name="_top" xlink:show="replace"><text:span text:style-name="T241">ISUP</text:span></text:a><text:bookmark-start text:name="line-9"/><text:bookmark-end text:name="line-9"/></text:p>
              </text:list-item>
              <text:list-item>
                <text:p text:style-name="P242"><text:a xlink:href="http://wiki.wireshark.org/MGCP" office:target-frame-name="_top" xlink:show="replace"><text:span text:style-name="T243">MGCP</text:span></text:a><text:bookmark-start text:name="line-10"/><text:bookmark-end text:name="line-10"/></text:p>
              </text:list-item>
              <text:list-item>
                <text:p text:style-name="P244"><text:a xlink:href="http://wiki.wireshark.org/UNISTIM" office:target-frame-name="_top" xlink:show="replace"><text:span text:style-name="T245">UNISTIM</text:span></text:a><text:bookmark-start text:name="line-11"/><text:bookmark-start text:name="line-12"/><text:bookmark-end text:name="line-11"/><text:bookmark-end text:name="line-12"/></text:p>
              </text:list-item>
            </text:list>
            <text:p text:style-name="P246"><text:span text:style-name="T247">with the corresponding<text:s/></text:span><text:a xlink:href="http://wiki.wireshark.org/RTP" office:target-frame-name="_top" xlink:show="replace"><text:span text:style-name="T248">RTP</text:span></text:a><text:span text:style-name="T249"><text:s/>streams.</text:span></text:p>
            <text:p text:style-name="P250">The VoIP calls list shows the following<text:s/>information per call:<text:bookmark-start text:name="line-22"/><text:bookmark-start text:name="line-23"/><text:bookmark-end text:name="line-22"/><text:bookmark-end text:name="line-23"/></text:p>
            <text:list text:style-name="LFO5" text:continue-numbering="true">
              <text:list-item>
                <text:p text:style-name="P251">Start Time: Start time of the call.<text:bookmark-start text:name="line-24"/><text:bookmark-end text:name="line-24"/></text:p>
              </text:list-item>
              <text:list-item>
                <text:p text:style-name="P252">Stop Time: Stop time of the call.<text:bookmark-start text:name="line-25"/><text:bookmark-end text:name="line-25"/></text:p>
              </text:list-item>
              <text:list-item>
                <text:p text:style-name="P253">Initial Speaker: The IP source of the packet that initiated the call.<text:bookmark-start text:name="line-26"/><text:bookmark-end text:name="line-26"/></text:p>
              </text:list-item>
              <text:list-item>
                <text:p text:style-name="P254"><text:span text:style-name="T255">From: For<text:s/></text:span><text:a xlink:href="http://wiki.wireshark.org/H323" office:target-frame-name="_top" xlink:show="replace"><text:span text:style-name="T256">H323</text:span></text:a><text:span text:style-name="T257"><text:s/>and<text:s/></text:span><text:a xlink:href="http://wiki.wireshark.org/ISUP" office:target-frame-name="_top" xlink:show="replace"><text:span text:style-name="T258">ISUP</text:span></text:a><text:span text:style-name="T259"><text:s/>calls, this is the calling number. For<text:s/></text:span><text:a xlink:href="http://wiki.wireshark.org/SIP" office:target-frame-name="_top" xlink:show="replace"><text:span text:style-name="T260">SIP</text:span></text:a><text:span text:style-name="T261"><text:s/>calls, it is the "From" field of the INVITE. For<text:s/></text:span><text:a xlink:href="http://wiki.wireshark.org/MGCP" office:target-frame-name="_top" xlink:show="replace"><text:span text:style-name="T262">MGCP</text:span></text:a><text:span text:style-name="T263"><text:s/>calls, the EndpointID or calling numb</text:span><text:span text:style-name="T264">er. For<text:s/></text:span><text:a xlink:href="http://wiki.wireshark.org/UNISTIM" office:target-frame-name="_top" xlink:show="replace"><text:span text:style-name="T265">UNISTIM</text:span></text:a><text:span text:style-name="T266"><text:s/>the Terminal ID.</text:span><text:bookmark-start text:name="line-27"/><text:bookmark-end text:name="line-27"/></text:p>
              </text:list-item>
              <text:list-item>
                <text:p text:style-name="P267"><text:span text:style-name="T268">To: For<text:s/></text:span><text:a xlink:href="http://wiki.wireshark.org/H323" office:target-frame-name="_top" xlink:show="replace"><text:span text:style-name="T269">H323</text:span></text:a><text:span text:style-name="T270"><text:s/>and<text:s/></text:span><text:a xlink:href="http://wiki.wireshark.org/ISUP" office:target-frame-name="_top" xlink:show="replace"><text:span text:style-name="T271">ISUP</text:span></text:a><text:span text:style-name="T272"><text:s/>calls, this is the called number. For<text:s/></text:span><text:a xlink:href="http://wiki.wireshark.org/SIP" office:target-frame-name="_top" xlink:show="replace"><text:span text:style-name="T273">SIP</text:span></text:a><text:span text:style-name="T274"><text:s/>calls, it is the "To" field of the INVITE. For<text:s/></text:span><text:a xlink:href="http://wiki.wireshark.org/MGCP" office:target-frame-name="_top" xlink:show="replace"><text:span text:style-name="T275">MGCP</text:span></text:a><text:span text:style-name="T276"><text:s/>calls, the EndpointID or dialed number. For<text:s/></text:span><text:a xlink:href="http://wiki.wireshark.org/UNISTIM" office:target-frame-name="_top" xlink:show="replace"><text:span text:style-name="T277">UNISTIM</text:span></text:a><text:span text:style-name="T278"><text:s/>the dialed number.</text:span><text:bookmark-start text:name="line-28"/><text:bookmark-end text:name="line-28"/></text:p>
              </text:list-item>
              <text:list-item>
                <text:p text:style-name="P279">Protocol: Any of the protocols listed above<text:bookmark-start text:name="line-29"/><text:bookmark-end text:name="line-29"/></text:p>
              </text:list-item>
              <text:list-item>
                <text:p text:style-name="P280">Packets: Number of packets involved in the call.<text:bookmark-start text:name="line-30"/><text:bookmark-end text:name="line-30"/></text:p>
              </text:list-item>
              <text:list-item>
                <text:p text:style-name="P281">State: The current call state. The possible values are<text:bookmark-start text:name="line-31"/><text:bookmark-end text:name="line-31"/></text:p>
                <text:list text:continue-numbering="true">
                  <text:list-item>
                    <text:p text:style-name="P282">CALL SETUP: call in setup state (Setup, Proceeding, Progress or<text:s/><text:soft-page-break/>Alerting)<text:bookmark-start text:name="line-32"/><text:bookmark-end text:name="line-32"/></text:p>
                  </text:list-item>
                  <text:list-item>
                    <text:p text:style-name="P283"><text:span text:style-name="T284">RINGING: call ringing (only suppo</text:span><text:span text:style-name="T285">rted for<text:s/></text:span><text:a xlink:href="http://wiki.wireshark.org/MGCP" office:target-frame-name="_top" xlink:show="replace"><text:span text:style-name="T286">MGCP</text:span></text:a><text:span text:style-name="T287"><text:s/>calls)</text:span><text:bookmark-start text:name="line-33"/><text:bookmark-end text:name="line-33"/></text:p>
                  </text:list-item>
                  <text:list-item>
                    <text:p text:style-name="P288">IN CALL: call is still connected<text:bookmark-start text:name="line-34"/><text:bookmark-end text:name="line-34"/></text:p>
                  </text:list-item>
                  <text:list-item>
                    <text:p text:style-name="P289">CANCELLED: call was released before connect from the originated caller<text:bookmark-start text:name="line-35"/><text:bookmark-end text:name="line-35"/></text:p>
                  </text:list-item>
                  <text:list-item>
                    <text:p text:style-name="P290">COMPLETED: call was connected and then released<text:bookmark-start text:name="line-36"/><text:bookmark-end text:name="line-36"/></text:p>
                  </text:list-item>
                  <text:list-item>
                    <text:p text:style-name="P291">REJECTED: call was released before<text:s/>connect by the destination side<text:bookmark-start text:name="line-37"/><text:bookmark-end text:name="line-37"/></text:p>
                  </text:list-item>
                  <text:list-item>
                    <text:p text:style-name="P292">UNKNOWN: call in unknown state</text:p>
                  </text:list-item>
                </text:list>
              </text:list-item>
            </text:list>
            <text:p text:style-name="P293"/>
          </table:table-cell>
        </table:table-row>
        <text:soft-page-break/>
        <table:table-row table:style-name="TableRow294">
          <table:table-cell table:style-name="TableCell295">
            <text:p text:style-name="P296"><text:span text:style-name="T297">WAP-WSP...</text:span></text:p>
          </table:table-cell>
          <table:table-cell table:style-name="TableCell298">
            <text:p text:style-name="P299"/>
          </table:table-cell>
          <table:table-cell table:style-name="TableCell300">
            <text:p text:style-name="P301"><text:span text:style-name="T302">The<text:s/></text:span><text:span text:style-name="T303">Wireless Application Protocol (WAP)</text:span><text:span text:style-name="T304"><text:s/>consists of a set of protocols that allow the deployment of Internet-like services on a lot of wireless network technologies.</text:span></text:p>
            <text:h text:style-name="P305" text:outline-level="1"><text:bookmark-start text:name="Wireless_Session_Protocol_.28WSP.29"/><text:bookmark-end text:name="Wireless_Session_Protocol_.28WSP.29"/>Wireless<text:s/>Session Protocol (WSP)</text:h>
            <text:p text:style-name="P306"><text:bookmark-start text:name="line-46"/><text:bookmark-start text:name="line-313"/><text:bookmark-end text:name="line-46"/><text:bookmark-end text:name="line-313"/><text:span text:style-name="T307">The Wireless Session Protocol offers the<text:s/></text:span><text:a xlink:href="http://wiki.wireshark.org/HTTP" office:target-frame-name="_top" xlink:show="replace"><text:span text:style-name="T308">HTTP</text:span></text:a><text:span text:style-name="T309"><text:s/>request-response paradigm, and in addition it offers a new service named Wap Push, allowing applications in the network to push (unsolicite</text:span><text:span text:style-name="T310">d) data to a push-enabled application on the mobile device.</text:span><text:bookmark-start text:name="line-65"/><text:bookmark-start text:name="line-56"/><text:bookmark-end text:name="line-65"/><text:bookmark-end text:name="line-56"/></text:p>
            <text:p text:style-name="P311"><text:span text:style-name="T312">The Wireless Session Protocol started with the knowledge that many header names and values in the<text:s/></text:span><text:a xlink:href="http://wiki.wireshark.org/Hyper_Text_Transfer_Protocol" office:target-frame-name="_top" xlink:show="replace"><text:span text:style-name="T313">Hyper_Text_Transfer_Protoc</text:span><text:span text:style-name="T314">ol</text:span></text:a><text:span text:style-name="T315"><text:s/>are fixed strings. With efficient over-the-air usage of the bandwidth in mind, WSP attempts at encoding these fixed strings in a compact binary manner. This way, the header cache-control: no-cache can be encoded in 2 bytes: one for the header name (cach</text:span><text:span text:style-name="T316">e-control) and one for its value (no-cache).</text:span><text:bookmark-start text:name="line-83"/><text:bookmark-start text:name="line-75"/><text:bookmark-end text:name="line-83"/><text:bookmark-end text:name="line-75"/></text:p>
            <text:p text:style-name="P317">There are 2 types of WSP:<text:bookmark-start text:name="line-92"/><text:bookmark-end text:name="line-92"/></text:p>
            <text:list text:style-name="LFO6" text:continue-numbering="true">
              <text:list-item>
                <text:p text:style-name="P318"><text:span text:style-name="T319">Connectionless WSP (CL-WSP)</text:span><text:span text:style-name="T320"><text:s/>only offers unreliable transport of WSP primitives, both pull (request and response) and push (single message).</text:span><text:bookmark-start text:name="line-102"/><text:bookmark-end text:name="line-102"/></text:p>
              </text:list-item>
              <text:list-item>
                <text:p text:style-name="P321"><text:span text:style-name="T322">Conection-oriented WSP (CO-WSP)</text:span><text:span text:style-name="T323"><text:s/>offers the sa</text:span><text:span text:style-name="T324">me services as CL-WSP, extended with connection (session) management, session capability negotiation, larger data transfer (segmentation and reassembly) and reliable data transport (acknowledgement mechanism).</text:span></text:p>
              </text:list-item>
            </text:list>
            <text:p text:style-name="P325"/>
          </table:table-cell>
        </table:table-row>
      </table:table>
      <text:p text:style-name="P32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style:page-layout style:name="PL0">
      <style:page-layout-properties fo:page-width="8.5in" fo:page-height="11in" style:print-orientation="portrait" fo:margin-top="0.7875in" fo:margin-left="0.7875in" fo:margin-bottom="0.7875in" fo:margin-right="0.6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ikita</meta:initial-creator>
    <dc:creator>Ashok</dc:creator>
    <meta:creation-date>2013-02-20T17:11:00Z</meta:creation-date>
    <dc:date>2013-03-26T17:13:00Z</dc:date>
    <meta:template xlink:href="Normal" xlink:type="simple"/>
    <meta:editing-cycles>2</meta:editing-cycles>
    <meta:editing-duration>PT3060S</meta:editing-duration>
    <meta:document-statistic meta:page-count="5" meta:paragraph-count="21" meta:word-count="1617" meta:character-count="10814" meta:row-count="76" meta:non-whitespace-character-count="9218"/>
  </office:meta>
</office:document-meta>
</file>